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verside JS Workshop for April – Sprint into the Awesome</text:p>
      <text:p text:style-name="Normal">To JavaScripters of all skill levels,</text:p>
      <text:p text:style-name="Normal">We are hosting our monthly workshop on April 6, 2015 at the Riverside I/O workspace. <text:s/>This month we’re going fully hands on with a mini code sprint. <text:s/>We’ll be working in small teams as we walk through a simple workflow process that will help you manage big problems painlessly. <text:s/>To provide focus to the workshop, a simple problem will be presented for teams to solve. <text:s/>You will need to do a few things in advance if you want to participate. <text:s/>Get the details in the full challenge description here on our website.</text:p>
      <text:p text:style-name="Normal">To attend, please RSVP, and contact me at <text:a xlink:type="simple" xlink:href="mailto:riverside.jsw@gmail.com" office:target-frame-name="_top" xlink:show="replace" text:style-name="Internet_20_link" text:visited-style-name="Visited_20_Internet_20_Link"><text:span text:style-name="Hyperlink">riverside.jsw@gmail.com</text:span></text:a> if you are not already a member of our Google+ community. <text:s/>You will need to have access to our cloud storage on the night of the workshop. <text:s/>If you have any other questions or comments you can contact me at that same email address. <text:s/>I look forward to seeing you there. </text:p>
      <text:p text:style-name="Normal">Good Coding,</text:p>
      <text:p text:style-name="Normal">Sean Olson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Sean Olson</meta:initial-creator>
    <dc:creator>Sean Olson</dc:creator>
    <meta:creation-date>2015-03-15T18:03:00Z</meta:creation-date>
    <dc:date>2015-03-15T12:53:45.35</dc:date>
    <meta:editing-cycles>6</meta:editing-cycles>
    <meta:editing-duration>PT43M31S</meta:editing-duration>
    <meta:document-statistic meta:table-count="0" meta:image-count="0" meta:object-count="0" meta:page-count="1" meta:paragraph-count="6" meta:word-count="172" meta:character-count="962"/>
    <meta:template xlink:type="simple" xlink:actuate="onRequest" xlink:title="" xlink:href="Normal.dotm"/>
  </office:meta>
</office:document-meta>
</file>